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A90000011930DD8BD9EC1EC407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ian TC" svg:font-family="'Libian T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510d" officeooo:paragraph-rsid="0001510d"/>
    </style:style>
    <style:style style:name="P2" style:family="paragraph" style:parent-style-name="Standard">
      <style:text-properties officeooo:paragraph-rsid="0001510d"/>
    </style:style>
    <style:style style:name="P3" style:family="paragraph" style:parent-style-name="Standard">
      <style:text-properties fo:color="#cc9900" style:font-name="Libian TC" fo:font-size="20pt" fo:font-weight="bold" officeooo:paragraph-rsid="0001510d" style:font-size-asian="20pt" style:font-weight-asian="bold" style:font-size-complex="20pt" style:font-weight-complex="bold"/>
    </style:style>
    <style:style style:name="T1" style:family="text">
      <style:text-properties officeooo:rsid="0001510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<text:span text:style-name="T1">Nothing worth having comes easy</text:span></text:p>
      <text:p text:style-name="P1"><draw:frame draw:style-name="fr1" draw:name="Image1" text:anchor-type="paragraph" svg:width="7.1846in" svg:height="4.7508in" draw:z-index="0"><draw:image xlink:href="Pictures/10000201000001A90000011930DD8BD9EC1EC40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ian TC" svg:font-family="'Libian T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5T17:06:21.495090000</meta:creation-date>
    <dc:date>2017-05-15T17:08:31.031483000</dc:date>
    <meta:editing-duration>PT2M9S</meta:editing-duration>
    <meta:editing-cycles>1</meta:editing-cycles>
    <meta:document-statistic meta:table-count="0" meta:image-count="1" meta:object-count="0" meta:page-count="1" meta:paragraph-count="1" meta:word-count="5" meta:character-count="31" meta:non-whitespace-character-count="27"/>
    <meta:generator>LibreOffice/5.1.6.2$MacOSX_X86_64 LibreOffice_project/07ac168c60a517dba0f0d7bc7540f5afa45f0909</meta:generator>
  </office:meta>
</office:document-meta>
</file>